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3" table:default-cell-style-name="ce4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Q3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Q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Q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Q6];&quot;X&quot; )" office:value-type="float" office:value="12" calcext:value-type="float">
            <text:p>12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Q7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Q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Q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Q10];&quot;X&quot; )" office:value-type="float" office:value="12" calcext:value-type="float">
            <text:p>12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Q12];&quot;X&quot; )" office:value-type="float" office:value="10" calcext:value-type="float">
            <text:p>10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Q13];&quot;X&quot; )" office:value-type="float" office:value="5" calcext:value-type="float">
            <text:p>5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Q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Q15];&quot;X&quot; )"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Q16];&quot;X&quot; )" office:value-type="float" office:value="9" calcext:value-type="float">
            <text:p>9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Q17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Q18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Q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Q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Q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Q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Q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Q2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Q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Q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Q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Q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Q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Q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Q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Q32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Q33];&quot;X&quot; 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Q34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Q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Q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Q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Q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Q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Q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Q41];&quot;X&quot; )"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Q42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Q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Q4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Q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Q4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Q47];&quot;X&quot; )" office:value-type="float" office:value="5" calcext:value-type="float">
            <text:p>5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Q48];&quot;X&quot; )" office:value-type="float" office:value="9" calcext:value-type="float">
            <text:p>9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Q49];&quot;X&quot; )"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Q50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Q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Q52];&quot;X&quot; )"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Q53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Q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Q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Q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Q57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Q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Q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Q6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Q6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2:.Q62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3:.Q63];&quot;X&quot; )"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4:.Q6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5:.Q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6:.Q66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7:.Q6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8:.Q6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9:.Q6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0:.Q7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1:.Q71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2:.Q72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3:.Q7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4:.Q74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5:.Q75];&quot;X&quot; )" office:value-type="float" office:value="5" calcext:value-type="float">
            <text:p>5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6:.Q76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7:.Q7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8:.Q7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9:.Q79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0:.Q8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1:.Q81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2:.Q8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3:.Q83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4:.Q84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5:.Q8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6:.Q86];&quot;X&quot; )" office:value-type="float" office:value="0" calcext:value-type="float">
            <text:p>0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7:.Q8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88:.Q8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89:.Q89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0:.Q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1:.Q9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2:.Q9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3:.Q9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4:.Q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95:.Q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96:.Q9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7:.Q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8:.Q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9:.Q9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0:.Q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1:.Q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2:.Q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3:.Q10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10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4:.Q1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5:.Q1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2:08:32.31729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1-10T23:06:25.715038943</dc:date>
    <dc:creator>Tony Whyman</dc:creator>
    <meta:editing-duration>P1DT10H57S</meta:editing-duration>
    <meta:editing-cycles>34</meta:editing-cycles>
    <meta:generator>LibreOffice/4.2.8.2$Linux_X86_64 LibreOffice_project/420m0$Build-2</meta:generator>
    <meta:document-statistic meta:table-count="1" meta:cell-count="671" meta:object-count="0"/>
  </office:meta>
</office:document-meta>
</file>